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emasCI0114" style:family="table">
      <style:table-properties style:width="6.925in" table:align="margins"/>
    </style:style>
    <style:style style:name="TemasCI0114.A" style:family="table-column">
      <style:table-column-properties style:column-width="2.3083in" style:rel-column-width="21845*"/>
    </style:style>
    <style:style style:name="TemasCI0114.A1" style:family="table-cell">
      <style:table-cell-properties fo:padding="0in" fo:border="none"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rsid="00091224" officeooo:paragraph-rsid="00091224"/>
    </style:style>
    <style:style style:name="P3" style:family="paragraph" style:parent-style-name="Standard">
      <style:text-properties style:font-name="DejaVu Sans" officeooo:rsid="00091224" officeooo:paragraph-rsid="000bf4c0"/>
    </style:style>
    <style:style style:name="P4" style:family="paragraph" style:parent-style-name="Standard">
      <style:text-properties style:font-name="DejaVu Sans" officeooo:rsid="00091224" officeooo:paragraph-rsid="0011a9ed"/>
    </style:style>
    <style:style style:name="P5" style:family="paragraph" style:parent-style-name="Standard">
      <style:text-properties style:font-name="DejaVu Sans" fo:font-size="14pt" officeooo:rsid="00091224" officeooo:paragraph-rsid="00091224" style:font-size-asian="14pt" style:font-size-complex="14pt"/>
    </style:style>
    <style:style style:name="P6" style:family="paragraph" style:parent-style-name="Standard">
      <style:text-properties style:font-name="DejaVu Sans" fo:font-size="12pt" officeooo:rsid="000ed76c" officeooo:paragraph-rsid="000ed76c" style:font-size-asian="12pt" style:font-size-complex="12pt"/>
    </style:style>
    <style:style style:name="P7" style:family="paragraph" style:parent-style-name="Standard">
      <style:text-properties style:font-name="DejaVu Sans" fo:font-size="12pt" officeooo:rsid="000ed76c" officeooo:paragraph-rsid="00108137" style:font-size-asian="12pt" style:font-size-complex="12pt"/>
    </style:style>
    <style:style style:name="P8" style:family="paragraph" style:parent-style-name="Standard">
      <style:text-properties style:font-name="DejaVu Sans" fo:font-size="12pt" officeooo:rsid="000ed76c" officeooo:paragraph-rsid="0012c810" style:font-size-asian="12pt" style:font-size-complex="12pt"/>
    </style:style>
    <style:style style:name="P9" style:family="paragraph" style:parent-style-name="Standard">
      <style:text-properties style:font-name="DejaVu Sans" fo:font-size="12pt" officeooo:rsid="000ed76c" officeooo:paragraph-rsid="0012b49e" style:font-size-asian="12pt" style:font-size-complex="12pt"/>
    </style:style>
    <style:style style:name="P10" style:family="paragraph" style:parent-style-name="Standard">
      <style:text-properties style:font-name="DejaVu Sans" officeooo:rsid="000ed76c" officeooo:paragraph-rsid="000ed76c"/>
    </style:style>
    <style:style style:name="P11" style:family="paragraph" style:parent-style-name="Standard">
      <style:text-properties style:font-name="DejaVu Sans" fo:font-size="15pt" officeooo:rsid="000ed76c" officeooo:paragraph-rsid="000ed76c" style:font-size-asian="15pt" style:font-size-complex="15pt"/>
    </style:style>
    <style:style style:name="P12" style:family="paragraph" style:parent-style-name="Standard">
      <style:text-properties style:font-name="DejaVu Sans" fo:font-size="15pt" officeooo:rsid="00157d6e" officeooo:paragraph-rsid="00157d6e" style:font-size-asian="15pt" style:font-size-complex="15pt"/>
    </style:style>
    <style:style style:name="P13" style:family="paragraph" style:parent-style-name="Standard">
      <style:text-properties style:font-name="DejaVu Sans" fo:font-size="15pt" officeooo:rsid="0015fb92" officeooo:paragraph-rsid="0015fb92" style:font-size-asian="15pt" style:font-size-complex="15pt"/>
    </style:style>
    <style:style style:name="P14" style:family="paragraph" style:parent-style-name="Standard">
      <style:text-properties style:font-name="DejaVu Sans" fo:font-size="20pt" officeooo:rsid="00157d6e" officeooo:paragraph-rsid="00157d6e" style:font-size-asian="20pt" style:font-size-complex="20pt"/>
    </style:style>
    <style:style style:name="P15" style:family="paragraph" style:parent-style-name="Standard">
      <style:text-properties style:font-name="sans-serif" fo:font-size="13.5pt"/>
    </style:style>
    <style:style style:name="P16" style:family="paragraph" style:parent-style-name="Standard">
      <style:text-properties style:font-name="sans-serif" fo:font-size="13.5pt" officeooo:rsid="00091224" officeooo:paragraph-rsid="0011a9ed"/>
    </style:style>
    <style:style style:name="P17" style:family="paragraph" style:parent-style-name="Standard">
      <style:paragraph-properties fo:break-before="page"/>
      <style:text-properties style:font-name="DejaVu Sans" fo:font-size="14pt" officeooo:rsid="00091224" officeooo:paragraph-rsid="00091224" style:font-size-asian="14pt" style:font-size-complex="14pt"/>
    </style:style>
    <style:style style:name="P18" style:family="paragraph" style:parent-style-name="Standard">
      <style:paragraph-properties fo:break-before="page"/>
      <style:text-properties style:font-name="DejaVu Sans" officeooo:rsid="00091224" officeooo:paragraph-rsid="00091224"/>
    </style:style>
    <style:style style:name="P19" style:family="paragraph" style:parent-style-name="Standard">
      <style:paragraph-properties fo:break-before="page"/>
      <style:text-properties style:font-name="DejaVu Sans" fo:font-size="12pt" officeooo:rsid="000ed76c" officeooo:paragraph-rsid="0012c810" style:font-size-asian="12pt" style:font-size-complex="12pt"/>
    </style:style>
    <style:style style:name="P20" style:family="paragraph" style:parent-style-name="Table_20_Contents">
      <style:text-properties style:font-name="DejaVu Sans"/>
    </style:style>
    <style:style style:name="P21" style:family="paragraph" style:parent-style-name="Table_20_Contents">
      <style:text-properties style:font-name="DejaVu Sans" officeooo:rsid="00091224" officeooo:paragraph-rsid="00091224"/>
    </style:style>
    <style:style style:name="P22" style:family="paragraph" style:parent-style-name="Table_20_Contents">
      <style:text-properties style:font-name="DejaVu Sans" officeooo:rsid="00091224" officeooo:paragraph-rsid="000bf4c0"/>
    </style:style>
    <style:style style:name="P23" style:family="paragraph" style:parent-style-name="Table_20_Contents">
      <style:text-properties style:font-name="DejaVu Sans" officeooo:rsid="00091224" officeooo:paragraph-rsid="0011a9ed"/>
    </style:style>
    <style:style style:name="P24" style:family="paragraph" style:parent-style-name="Table_20_Contents">
      <style:paragraph-properties fo:text-align="center" style:justify-single-word="false"/>
      <style:text-properties style:font-name="DejaVu Sans" officeooo:rsid="00091224" officeooo:paragraph-rsid="00091224"/>
    </style:style>
    <style:style style:name="P25" style:family="paragraph" style:parent-style-name="Table_20_Contents">
      <style:paragraph-properties fo:text-align="center" style:justify-single-word="false"/>
      <style:text-properties style:font-name="DejaVu Sans" officeooo:rsid="00091224" officeooo:paragraph-rsid="000bf4c0"/>
    </style:style>
    <style:style style:name="P26" style:family="paragraph" style:parent-style-name="Table_20_Contents">
      <style:text-properties style:font-name="DejaVu Sans" officeooo:rsid="00091224" officeooo:paragraph-rsid="0015fb92"/>
    </style:style>
    <style:style style:name="P27" style:family="paragraph" style:parent-style-name="Table_20_Contents">
      <style:text-properties style:font-name="DejaVu Sans" officeooo:rsid="00091224" officeooo:paragraph-rsid="00175f88"/>
    </style:style>
    <style:style style:name="P28" style:family="paragraph" style:parent-style-name="Table_20_Contents">
      <style:text-properties style:font-name="DejaVu Sans" officeooo:rsid="000b5867" officeooo:paragraph-rsid="000b5867"/>
    </style:style>
    <style:style style:name="P29" style:family="paragraph" style:parent-style-name="Table_20_Contents">
      <style:text-properties style:font-name="DejaVu Sans" officeooo:paragraph-rsid="000bf4c0"/>
    </style:style>
    <style:style style:name="P30" style:family="paragraph" style:parent-style-name="Table_20_Contents">
      <style:text-properties style:font-name="DejaVu Sans" officeooo:rsid="000bf4c0" officeooo:paragraph-rsid="000bf4c0"/>
    </style:style>
    <style:style style:name="P31" style:family="paragraph" style:parent-style-name="Table_20_Contents">
      <style:text-properties style:font-name="DejaVu Sans" officeooo:rsid="000d3bf7" officeooo:paragraph-rsid="000d3bf7"/>
    </style:style>
    <style:style style:name="P32" style:family="paragraph" style:parent-style-name="Table_20_Contents">
      <style:text-properties style:font-name="DejaVu Sans" officeooo:rsid="000e2e36" officeooo:paragraph-rsid="000e2e36"/>
    </style:style>
    <style:style style:name="P33" style:family="paragraph" style:parent-style-name="Table_20_Contents">
      <style:text-properties style:font-name="DejaVu Sans" fo:font-size="16pt" officeooo:rsid="00091224" officeooo:paragraph-rsid="00091224" style:font-size-asian="16pt" style:font-size-complex="16pt"/>
    </style:style>
    <style:style style:name="P34" style:family="paragraph" style:parent-style-name="Table_20_Contents">
      <style:text-properties style:font-name="DejaVu Sans" fo:font-size="16pt" officeooo:rsid="00091224" officeooo:paragraph-rsid="000bf4c0" style:font-size-asian="16pt" style:font-size-complex="16pt"/>
    </style:style>
    <style:style style:name="P35" style:family="paragraph" style:parent-style-name="Table_20_Contents">
      <style:text-properties style:font-name="DejaVu Sans" fo:font-size="16pt" officeooo:rsid="00091224" officeooo:paragraph-rsid="0011a9ed" style:font-size-asian="16pt" style:font-size-complex="16pt"/>
    </style:style>
    <style:style style:name="P36" style:family="paragraph" style:parent-style-name="Table_20_Contents">
      <style:text-properties style:font-name="DejaVu Sans" officeooo:rsid="0011a9ed" officeooo:paragraph-rsid="0011a9ed"/>
    </style:style>
    <style:style style:name="P37" style:family="paragraph" style:parent-style-name="Table_20_Contents">
      <style:text-properties style:font-name="DejaVu Sans" officeooo:rsid="00122db1" officeooo:paragraph-rsid="00122db1"/>
    </style:style>
    <style:style style:name="P38" style:family="paragraph" style:parent-style-name="Table_20_Contents">
      <style:text-properties style:font-name="DejaVu Sans" officeooo:rsid="0012b49e" officeooo:paragraph-rsid="0012b49e"/>
    </style:style>
    <style:style style:name="P39" style:family="paragraph" style:parent-style-name="Table_20_Contents">
      <style:paragraph-properties fo:text-align="center" style:justify-single-word="false"/>
      <style:text-properties style:font-name="DejaVu Sans" fo:font-size="18pt" officeooo:rsid="00091224" officeooo:paragraph-rsid="0015fb92" style:font-size-asian="18pt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style:font-name="DejaVu Sans" fo:font-size="18pt" officeooo:rsid="00091224" officeooo:paragraph-rsid="00091224" style:font-size-asian="18pt" style:font-size-complex="18pt"/>
    </style:style>
    <style:style style:name="P41" style:family="paragraph" style:parent-style-name="Table_20_Contents">
      <style:text-properties style:font-name="DejaVu Sans" officeooo:paragraph-rsid="0015fb92"/>
    </style:style>
    <style:style style:name="P42" style:family="paragraph" style:parent-style-name="Table_20_Contents">
      <style:text-properties style:font-name="DejaVu Sans" officeooo:paragraph-rsid="00175f88"/>
    </style:style>
    <style:style style:name="P43" style:family="paragraph" style:parent-style-name="Standard" style:list-style-name="L1">
      <style:text-properties style:font-name="sans-serif" fo:font-size="13.5pt" officeooo:paragraph-rsid="0011a9ed"/>
    </style:style>
    <style:style style:name="P44" style:family="paragraph" style:parent-style-name="Standard" style:list-style-name="L14">
      <style:text-properties style:font-name="sans-serif" fo:font-size="13.5pt" officeooo:paragraph-rsid="0011a9ed"/>
    </style:style>
    <style:style style:name="P45" style:family="paragraph" style:parent-style-name="Standard" style:list-style-name="L15">
      <style:text-properties style:font-name="sans-serif" fo:font-size="13.5pt" officeooo:rsid="00091224" officeooo:paragraph-rsid="0011a9ed"/>
    </style:style>
    <style:style style:name="P46" style:family="paragraph" style:parent-style-name="Standard" style:list-style-name="L15">
      <style:text-properties style:font-name="sans-serif" fo:font-size="13.5pt" officeooo:paragraph-rsid="00122db1"/>
    </style:style>
    <style:style style:name="P47" style:family="paragraph" style:parent-style-name="Standard" style:list-style-name="L16">
      <style:text-properties style:font-name="sans-serif" fo:font-size="13.5pt" officeooo:rsid="000b5867" officeooo:paragraph-rsid="0011a9ed"/>
    </style:style>
    <style:style style:name="P48" style:family="paragraph" style:parent-style-name="Standard" style:list-style-name="L16">
      <style:text-properties style:font-name="sans-serif" fo:font-size="13.5pt" officeooo:rsid="000b5867" officeooo:paragraph-rsid="00122db1"/>
    </style:style>
    <style:style style:name="P49" style:family="paragraph" style:parent-style-name="Standard" style:list-style-name="L16">
      <style:text-properties style:font-name="sans-serif" fo:font-size="13.5pt" officeooo:rsid="00122db1" officeooo:paragraph-rsid="00122db1"/>
    </style:style>
    <style:style style:name="P50" style:family="paragraph" style:parent-style-name="Standard" style:list-style-name="L17">
      <style:text-properties style:font-name="sans-serif" fo:font-size="13.5pt" officeooo:paragraph-rsid="0011a9ed"/>
    </style:style>
    <style:style style:name="P51" style:family="paragraph" style:parent-style-name="Standard" style:list-style-name="L17">
      <style:text-properties style:font-name="sans-serif" fo:font-size="13.5pt" officeooo:paragraph-rsid="0012b49e"/>
    </style:style>
    <style:style style:name="P52" style:family="paragraph" style:parent-style-name="Standard" style:list-style-name="L15">
      <style:text-properties style:font-name="sans-serif" officeooo:paragraph-rsid="00122db1"/>
    </style:style>
    <style:style style:name="P53" style:family="paragraph" style:parent-style-name="Standard" style:list-style-name="L14">
      <style:text-properties officeooo:paragraph-rsid="0011a9ed"/>
    </style:style>
    <style:style style:name="P54" style:family="paragraph" style:parent-style-name="Standard">
      <style:text-properties style:font-name="DejaVu Sans" fo:font-size="12pt" officeooo:rsid="000ed76c" officeooo:paragraph-rsid="000ed76c" style:font-size-asian="12pt" style:font-size-complex="12pt"/>
    </style:style>
    <style:style style:name="P55" style:family="paragraph" style:parent-style-name="Standard">
      <style:text-properties style:font-name="DejaVu Sans" fo:font-size="12pt" officeooo:rsid="001c4155" officeooo:paragraph-rsid="001c4155" style:font-size-asian="12pt" style:font-size-complex="12pt"/>
    </style:style>
    <style:style style:name="P56" style:family="paragraph" style:parent-style-name="Table_20_Contents" style:list-style-name="L1">
      <style:text-properties style:font-name="DejaVu Sans" officeooo:rsid="00091224" officeooo:paragraph-rsid="00091224"/>
    </style:style>
    <style:style style:name="P57" style:family="paragraph" style:parent-style-name="Table_20_Contents" style:list-style-name="L2">
      <style:text-properties style:font-name="DejaVu Sans" officeooo:rsid="00091224" officeooo:paragraph-rsid="00091224"/>
    </style:style>
    <style:style style:name="P58" style:family="paragraph" style:parent-style-name="Table_20_Contents" style:list-style-name="L3">
      <style:text-properties style:font-name="DejaVu Sans" officeooo:rsid="00091224" officeooo:paragraph-rsid="00091224"/>
    </style:style>
    <style:style style:name="P59" style:family="paragraph" style:parent-style-name="Table_20_Contents" style:list-style-name="L4">
      <style:text-properties style:font-name="DejaVu Sans" officeooo:rsid="00091224" officeooo:paragraph-rsid="00091224"/>
    </style:style>
    <style:style style:name="P60" style:family="paragraph" style:parent-style-name="Table_20_Contents">
      <style:text-properties style:font-name="DejaVu Sans" officeooo:rsid="00091224" officeooo:paragraph-rsid="0019f6e5"/>
    </style:style>
    <style:style style:name="P61" style:family="paragraph" style:parent-style-name="Table_20_Contents">
      <style:text-properties style:font-name="DejaVu Sans" officeooo:rsid="00091224" officeooo:paragraph-rsid="001c4155"/>
    </style:style>
    <style:style style:name="P62" style:family="paragraph" style:parent-style-name="Table_20_Contents" style:list-style-name="L4">
      <style:text-properties style:font-name="DejaVu Sans" officeooo:rsid="000b5867" officeooo:paragraph-rsid="000b5867"/>
    </style:style>
    <style:style style:name="P63" style:family="paragraph" style:parent-style-name="Table_20_Contents" style:list-style-name="L5">
      <style:text-properties style:font-name="DejaVu Sans" officeooo:rsid="000b5867" officeooo:paragraph-rsid="000b5867"/>
    </style:style>
    <style:style style:name="P64" style:family="paragraph" style:parent-style-name="Table_20_Contents" style:list-style-name="L6">
      <style:text-properties style:font-name="DejaVu Sans" officeooo:rsid="000b5867" officeooo:paragraph-rsid="000b5867"/>
    </style:style>
    <style:style style:name="P65" style:family="paragraph" style:parent-style-name="Table_20_Contents" style:list-style-name="L7">
      <style:text-properties style:font-name="DejaVu Sans" officeooo:rsid="000b5867" officeooo:paragraph-rsid="000b5867"/>
    </style:style>
    <style:style style:name="P66" style:family="paragraph" style:parent-style-name="Table_20_Contents" style:list-style-name="L1">
      <style:text-properties style:font-name="DejaVu Sans" officeooo:rsid="000bf4c0" officeooo:paragraph-rsid="000bf4c0"/>
    </style:style>
    <style:style style:name="P67" style:family="paragraph" style:parent-style-name="Table_20_Contents" style:list-style-name="L8">
      <style:text-properties style:font-name="DejaVu Sans" officeooo:rsid="000bf4c0" officeooo:paragraph-rsid="000bf4c0"/>
    </style:style>
    <style:style style:name="P68" style:family="paragraph" style:parent-style-name="Table_20_Contents" style:list-style-name="L9">
      <style:text-properties style:font-name="DejaVu Sans" officeooo:rsid="000bf4c0" officeooo:paragraph-rsid="000bf4c0"/>
    </style:style>
    <style:style style:name="P69" style:family="paragraph" style:parent-style-name="Table_20_Contents" style:list-style-name="L10">
      <style:text-properties style:font-name="DejaVu Sans" officeooo:rsid="000bf4c0" officeooo:paragraph-rsid="000bf4c0"/>
    </style:style>
    <style:style style:name="P70" style:family="paragraph" style:parent-style-name="Table_20_Contents" style:list-style-name="L12">
      <style:text-properties style:font-name="DejaVu Sans" officeooo:rsid="000bf4c0" officeooo:paragraph-rsid="000bf4c0"/>
    </style:style>
    <style:style style:name="P71" style:family="paragraph" style:parent-style-name="Table_20_Contents" style:list-style-name="L11">
      <style:text-properties style:font-name="DejaVu Sans" fo:font-style="normal" officeooo:rsid="000bf4c0" officeooo:paragraph-rsid="000bf4c0" style:font-style-asian="normal" style:font-style-complex="normal"/>
    </style:style>
    <style:style style:name="P72" style:family="paragraph" style:parent-style-name="Table_20_Contents" style:list-style-name="L13">
      <style:text-properties style:font-name="DejaVu Sans" officeooo:rsid="000d3bf7" officeooo:paragraph-rsid="000d3bf7"/>
    </style:style>
    <style:style style:name="P73" style:family="paragraph" style:parent-style-name="Table_20_Contents" style:list-style-name="L13">
      <style:text-properties style:font-name="DejaVu Sans" officeooo:rsid="000e2e36" officeooo:paragraph-rsid="000e2e36"/>
    </style:style>
    <style:style style:name="P74" style:family="paragraph" style:parent-style-name="Table_20_Contents">
      <style:text-properties style:font-name="DejaVu Sans" officeooo:rsid="00185f7a" officeooo:paragraph-rsid="00185f7a"/>
    </style:style>
    <style:style style:name="P75" style:family="paragraph" style:parent-style-name="Table_20_Contents">
      <style:text-properties style:font-name="DejaVu Sans" officeooo:paragraph-rsid="0019f6e5"/>
    </style:style>
    <style:style style:name="P76" style:family="paragraph" style:parent-style-name="Table_20_Contents">
      <style:text-properties style:font-name="DejaVu Sans" officeooo:paragraph-rsid="001ad1a0"/>
    </style:style>
    <style:style style:name="P77" style:family="paragraph" style:parent-style-name="Table_20_Contents">
      <style:text-properties style:font-name="DejaVu Sans" officeooo:rsid="001c4155" officeooo:paragraph-rsid="001c4155"/>
    </style:style>
    <style:style style:name="P78" style:family="paragraph" style:parent-style-name="Table_20_Contents">
      <style:text-properties style:font-name="DejaVu Sans" officeooo:paragraph-rsid="001c4155"/>
    </style:style>
    <style:style style:name="T1" style:family="text">
      <style:text-properties officeooo:rsid="00091224"/>
    </style:style>
    <style:style style:name="T2" style:family="text">
      <style:text-properties officeooo:rsid="000b586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586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bf4c0"/>
    </style:style>
    <style:style style:name="T7" style:family="text">
      <style:text-properties officeooo:rsid="0011a9ed"/>
    </style:style>
    <style:style style:name="T8" style:family="text">
      <style:text-properties style:font-name="sans-serif" fo:font-size="13.5pt"/>
    </style:style>
    <style:style style:name="T9" style:family="text">
      <style:text-properties style:font-name="sans-serif" fo:font-size="13.5pt" officeooo:rsid="00091224"/>
    </style:style>
    <style:style style:name="T10" style:family="text">
      <style:text-properties style:font-name="sans-serif" fo:font-size="13.5pt" officeooo:rsid="0011a9ed"/>
    </style:style>
    <style:style style:name="T11" style:family="text">
      <style:text-properties fo:font-size="13.5pt"/>
    </style:style>
    <style:style style:name="T12" style:family="text">
      <style:text-properties fo:font-size="13.5pt" officeooo:rsid="00091224"/>
    </style:style>
    <style:style style:name="T13" style:family="text">
      <style:text-properties officeooo:rsid="00122db1"/>
    </style:style>
    <style:style style:name="T14" style:family="text">
      <style:text-properties style:font-name="DejaVu Sans" fo:font-size="12pt" officeooo:rsid="000ed76c" style:font-size-asian="12pt" style:font-size-complex="12pt"/>
    </style:style>
    <style:style style:name="T15" style:family="text">
      <style:text-properties officeooo:rsid="0012c810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091224" style:font-size-asian="18pt" style:font-size-complex="18pt"/>
    </style:style>
    <style:style style:name="T18" style:family="text">
      <style:text-properties fo:font-size="18pt" officeooo:rsid="001c4155" style:font-size-asian="18pt" style:font-size-complex="18pt"/>
    </style:style>
    <style:style style:name="T19" style:family="text">
      <style:text-properties officeooo:rsid="001ad1a0"/>
    </style:style>
    <style:style style:name="T20" style:family="text">
      <style:text-properties officeooo:rsid="001c41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4">Tarea corta #1, entrega Martes 20 de Abril 2021</text:p>
      <text:p text:style-name="P14"/>
      <text:p text:style-name="P12"/>
      <text:p text:style-name="P11">Estudiante:<text:tab/><text:tab/><text:tab/><text:tab/><text:tab/><text:tab/><text:tab/><text:tab/>Carnet:</text:p>
      <text:p text:style-name="P13">Marco Ferraro Rodríguez<text:tab/><text:tab/><text:tab/><text:tab/><text:tab/><text:tab/>B82957</text:p>
      <text:p text:style-name="P10"/>
      <text:p text:style-name="P2">Temario para el curso CI0120</text:p>
      <text:p text:style-name="P2"/>
      <text:p text:style-name="P2">Favor anotar la información y los temas revisados en los siguientes cursos. <text:s/><text:span text:style-name="T2">Puede agregar una anotación (check) al lado de un tema que haya sido cubierto y puede utilizar el espacio para anotar otros temas cubiertos (C).</text:span></text:p>
      <text:p text:style-name="P1"/>
      <text:p text:style-name="P1"/>
      <text:p text:style-name="P5">Curso: CI0114 Fundamentos de Arquitectura</text:p>
      <text:p text:style-name="P2"/>
      <table:table table:name="TemasCI0114" table:style-name="TemasCI0114">
        <table:table-column table:style-name="TemasCI0114.A" table:number-columns-repeated="3"/>
        <table:table-row>
          <table:table-cell table:style-name="TemasCI0114.A1" office:value-type="string">
            <text:p text:style-name="P33">CI0114</text:p>
          </table:table-cell>
          <table:table-cell table:style-name="TemasCI0114.A1" table:number-columns-spanned="2" office:value-type="string">
            <text:p text:style-name="P24">Fundamentos de arquitectura de computadores</text:p>
          </table:table-cell>
          <table:covered-table-cell/>
        </table:table-row>
        <table:table-row>
          <table:table-cell table:style-name="TemasCI0114.A1" office:value-type="string">
            <text:p text:style-name="P21">Ciclo en que lo llevó</text:p>
          </table:table-cell>
          <table:table-cell table:style-name="TemasCI0114.A1" table:number-columns-spanned="2" office:value-type="string">
            <text:p text:style-name="P74">I Semestre <text:span text:style-name="T20">2019</text:span></text:p>
          </table:table-cell>
          <table:covered-table-cell/>
        </table:table-row>
        <table:table-row>
          <table:table-cell table:style-name="TemasCI0114.A1" office:value-type="string">
            <text:p text:style-name="P21">Profesor</text:p>
          </table:table-cell>
          <table:table-cell table:style-name="TemasCI0114.A1" table:number-columns-spanned="2" office:value-type="string">
            <text:p text:style-name="P77">Sanders Pacheco</text:p>
          </table:table-cell>
          <table:covered-table-cell/>
        </table:table-row>
        <table:table-row>
          <table:table-cell table:style-name="TemasCI0114.A1" office:value-type="string">
            <text:p text:style-name="P24">Eje temático</text:p>
          </table:table-cell>
          <table:table-cell table:style-name="TemasCI0114.A1" office:value-type="string">
            <text:p text:style-name="P24">Desglose</text:p>
          </table:table-cell>
          <table:table-cell table:style-name="TemasCI0114.A1" office:value-type="string">
            <text:p text:style-name="P24">Cubierto en el curso</text:p>
          </table:table-cell>
        </table:table-row>
        <table:table-row>
          <table:table-cell table:style-name="TemasCI0114.A1" office:value-type="string">
            <text:p text:style-name="P21">Algebra de Boole</text:p>
          </table:table-cell>
          <table:table-cell table:style-name="TemasCI0114.A1" office:value-type="string">
            <text:list xml:id="list1072468093" text:style-name="L1">
              <text:list-item>
                <text:p text:style-name="P56">Teoremas</text:p>
              </text:list-item>
              <text:list-item>
                <text:p text:style-name="P56">Simplificaciones</text:p>
              </text:list-item>
              <text:list-item>
                <text:p text:style-name="P56">Mapas de Karnaugh</text:p>
              </text:list-item>
            </text:list>
          </table:table-cell>
          <table:table-cell table:style-name="TemasCI0114.A1" office:value-type="string">
            <text:p text:style-name="P26"><text:s text:c="20"/><text:span text:style-name="T16">✓</text:span></text:p>
          </table:table-cell>
        </table:table-row>
        <table:table-row>
          <table:table-cell table:style-name="TemasCI0114.A1" office:value-type="string">
            <text:p text:style-name="P21">Circuitos combinacionales</text:p>
          </table:table-cell>
          <table:table-cell table:style-name="TemasCI0114.A1" office:value-type="string">
            <text:list xml:id="list2779262324" text:style-name="L2">
              <text:list-item>
                <text:p text:style-name="P57">Compuertas básicas</text:p>
              </text:list-item>
              <text:list-item>
                <text:p text:style-name="P57">Multiplexores</text:p>
              </text:list-item>
              <text:list-item>
                <text:p text:style-name="P57">Demultiplexores</text:p>
              </text:list-item>
              <text:list-item>
                <text:p text:style-name="P57">Codificadores</text:p>
              </text:list-item>
              <text:list-item>
                <text:p text:style-name="P57">Decodificadores</text:p>
              </text:list-item>
            </text:list>
          </table:table-cell>
          <table:table-cell table:style-name="TemasCI0114.A1" office:value-type="string">
            <text:p text:style-name="P26"><text:s text:c="9"/></text:p>
            <text:p text:style-name="P26"/>
            <text:p text:style-name="P39">✓</text:p>
          </table:table-cell>
        </table:table-row>
        <table:table-row>
          <table:table-cell table:style-name="TemasCI0114.A1" office:value-type="string">
            <text:p text:style-name="P21">Circuitos secuenciales</text:p>
          </table:table-cell>
          <table:table-cell table:style-name="TemasCI0114.A1" office:value-type="string">
            <text:list xml:id="list599060687" text:style-name="L3">
              <text:list-item>
                <text:p text:style-name="P58">Flip-flop</text:p>
              </text:list-item>
              <text:list-item>
                <text:p text:style-name="P58">Registros</text:p>
              </text:list-item>
              <text:list-item>
                <text:p text:style-name="P58">Contadores</text:p>
              </text:list-item>
            </text:list>
          </table:table-cell>
          <table:table-cell table:style-name="TemasCI0114.A1" office:value-type="string">
            <text:p text:style-name="P40">✓</text:p>
          </table:table-cell>
        </table:table-row>
        <table:table-row>
          <table:table-cell table:style-name="TemasCI0114.A1" office:value-type="string">
            <text:p text:style-name="P21">Micro-operaciones</text:p>
          </table:table-cell>
          <table:table-cell table:style-name="TemasCI0114.A1" office:value-type="string">
            <text:list xml:id="list4244304366" text:style-name="L4">
              <text:list-item>
                <text:p text:style-name="P59">Programación en lenguaje ensamblador: <text:span text:style-name="T2">introducción a nivel de tipos de instrucciones y micro-operaciones</text:span></text:p>
              </text:list-item>
              <text:list-item>
                <text:p text:style-name="P62">Micro-operaciones</text:p>
              </text:list-item>
            </text:list>
          </table:table-cell>
          <table:table-cell table:style-name="TemasCI0114.A1" office:value-type="string">
            <text:p text:style-name="P20"><text:s text:c="18"/><text:span text:style-name="T20">x</text:span></text:p>
          </table:table-cell>
        </table:table-row>
        <table:table-row>
          <table:table-cell table:style-name="TemasCI0114.A1" office:value-type="string">
            <text:p text:style-name="P28">Arquitectura de la CPU</text:p>
          </table:table-cell>
          <table:table-cell table:style-name="TemasCI0114.A1" office:value-type="string">
            <text:list xml:id="list1346602106" text:style-name="L5">
              <text:list-item>
                <text:p text:style-name="P63">Conjunto de instrucciones</text:p>
              </text:list-item>
              <text:list-item>
                <text:p text:style-name="P63">Chipset</text:p>
              </text:list-item>
              <text:list-item>
                <text:p text:style-name="P63">Núcleos</text:p>
              </text:list-item>
              <text:list-item>
                <text:p text:style-name="P63">Ciclo <text:span text:style-name="T3">fetch</text:span></text:p>
              </text:list-item>
              <text:list-item>
                <text:p text:style-name="P63"><text:span text:style-name="T5">Fundamentos de </text:span><text:soft-page-break/><text:span text:style-name="T3">pipelining</text:span></text:p>
              </text:list-item>
            </text:list>
          </table:table-cell>
          <table:table-cell table:style-name="TemasCI0114.A1" office:value-type="string">
            <text:p text:style-name="P41"><text:s text:c="16"/><text:span text:style-name="T17">✓</text:span></text:p>
          </table:table-cell>
        </table:table-row>
        <table:table-row>
          <table:table-cell table:style-name="TemasCI0114.A1" office:value-type="string">
            <text:p text:style-name="P28">Relación CPU-Dispositivos periféricos</text:p>
          </table:table-cell>
          <table:table-cell table:style-name="TemasCI0114.A1" office:value-type="string">
            <text:list xml:id="list3092944797" text:style-name="L6">
              <text:list-item>
                <text:p text:style-name="P64">Estructuras de dispositivos periféricos</text:p>
              </text:list-item>
              <text:list-item>
                <text:p text:style-name="P64">Integración CPU-dispositivos</text:p>
              </text:list-item>
              <text:list-item>
                <text:p text:style-name="P64">Interrupciones (a nivel de hardware, controlador)</text:p>
              </text:list-item>
              <text:list-item>
                <text:p text:style-name="P64">Arquitectura del sistema de vídeo (GPU)</text:p>
              </text:list-item>
            </text:list>
          </table:table-cell>
          <table:table-cell table:style-name="TemasCI0114.A1" office:value-type="string">
            <text:p text:style-name="P20"><text:s text:c="19"/><text:span text:style-name="T20">x</text:span></text:p>
          </table:table-cell>
        </table:table-row>
        <table:table-row>
          <table:table-cell table:style-name="TemasCI0114.A1" office:value-type="string">
            <text:p text:style-name="P28">Jerarquía de memoria</text:p>
          </table:table-cell>
          <table:table-cell table:style-name="TemasCI0114.A1" office:value-type="string">
            <text:list xml:id="list1495944438" text:style-name="L7">
              <text:list-item>
                <text:p text:style-name="P65">Jerarquía de memoria (tipos de caché, localidad)</text:p>
              </text:list-item>
              <text:list-item>
                <text:p text:style-name="P65">Arquitectura básica de la memoria virtual</text:p>
              </text:list-item>
            </text:list>
          </table:table-cell>
          <table:table-cell table:style-name="TemasCI0114.A1" office:value-type="string">
            <text:p text:style-name="P78"><text:s text:c="20"/><text:span text:style-name="T17">✓</text:span></text:p>
          </table:table-cell>
        </table:table-row>
      </table:table>
      <text:p text:style-name="P2"/>
      <text:p text:style-name="P2"/>
      <text:p text:style-name="P6">Notas (puede anotar <text:span text:style-name="T15">los temas que no fueron profundizados en las clases y que piensa necesita repasar:</text:span></text:p>
      <text:p text:style-name="P6"/>
      <text:p text:style-name="P55">Arquitectura de GPU y Máquina Virtual</text:p>
      <text:p text:style-name="P55">Pipelining</text:p>
      <text:p text:style-name="P55">Instrucciones fetch</text:p>
      <text:p text:style-name="P17">Curso: CI0117 Programacion concurrente y paralela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4">CI011<text:span text:style-name="T6">7</text:span></text:p>
          </table:table-cell>
          <table:table-cell table:style-name="Table1.A1" table:number-columns-spanned="2" office:value-type="string">
            <text:p text:style-name="P30">Programación paralela y concurrente</text:p>
          </table:table-cell>
          <table:covered-table-cell/>
        </table:table-row>
        <table:table-row>
          <table:table-cell table:style-name="Table1.A1" office:value-type="string">
            <text:p text:style-name="P22">Ciclo en que lo llevó</text:p>
          </table:table-cell>
          <table:table-cell table:style-name="Table1.A1" table:number-columns-spanned="2" office:value-type="string">
            <text:p text:style-name="P77">II semestre 2020</text:p>
          </table:table-cell>
          <table:covered-table-cell/>
        </table:table-row>
        <table:table-row>
          <table:table-cell table:style-name="Table1.A1" office:value-type="string">
            <text:p text:style-name="P22">Profesor</text:p>
          </table:table-cell>
          <table:table-cell table:style-name="Table1.A1" table:number-columns-spanned="2" office:value-type="string">
            <text:p text:style-name="P77">Jose Andrés Mena</text:p>
          </table:table-cell>
          <table:covered-table-cell/>
        </table:table-row>
        <table:table-row>
          <table:table-cell table:style-name="Table1.A1" office:value-type="string">
            <text:p text:style-name="P25">Eje temático</text:p>
          </table:table-cell>
          <table:table-cell table:style-name="Table1.A1" office:value-type="string">
            <text:p text:style-name="P25">Desglose</text:p>
          </table:table-cell>
          <table:table-cell table:style-name="Table1.A1" office:value-type="string">
            <text:p text:style-name="P25">Cubierto en el curso</text:p>
          </table:table-cell>
        </table:table-row>
        <table:table-row>
          <table:table-cell table:style-name="Table1.A1" office:value-type="string">
            <text:p text:style-name="P30">Necesidad de computación paralera</text:p>
          </table:table-cell>
          <table:table-cell table:style-name="Table1.A1" office:value-type="string">
            <text:list xml:id="list161514645059147" text:continue-list="list1072468093" text:style-name="L1">
              <text:list-item>
                <text:p text:style-name="P66">Las necesidades de separación de asuntos</text:p>
              </text:list-item>
              <text:list-item>
                <text:p text:style-name="P66">Desempeño que motiva el software paralelo</text:p>
              </text:list-item>
            </text:list>
          </table:table-cell>
          <table:table-cell table:style-name="Table1.A1" office:value-type="string">
            <text:p text:style-name="P26"><text:s text:c="17"/><text:span text:style-name="T16">✓</text:span></text:p>
          </table:table-cell>
        </table:table-row>
        <table:table-row>
          <table:table-cell table:style-name="Table1.A1" office:value-type="string">
            <text:p text:style-name="P30">Hardware paralelo</text:p>
          </table:table-cell>
          <table:table-cell table:style-name="Table1.A1" office:value-type="string">
            <text:list xml:id="list2601977840" text:style-name="L8">
              <text:list-item>
                <text:p text:style-name="P67">Sinopsis de modelos de hardware paralelo</text:p>
              </text:list-item>
              <text:list-item>
                <text:p text:style-name="P67">Jerarquía de Flynn</text:p>
              </text:list-item>
            </text:list>
          </table:table-cell>
          <table:table-cell table:style-name="Table1.A1" office:value-type="string">
            <text:p text:style-name="P27"><text:s text:c="17"/><text:span text:style-name="T16">✓</text:span></text:p>
          </table:table-cell>
        </table:table-row>
        <table:table-row>
          <table:table-cell table:style-name="Table1.A1" office:value-type="string">
            <text:p text:style-name="P30">Software paralelo</text:p>
          </table:table-cell>
          <table:table-cell table:style-name="Table1.A1" office:value-type="string">
            <text:list xml:id="list2372858399" text:style-name="L9">
              <text:list-item>
                <text:p text:style-name="P68">Concepto de proceso</text:p>
              </text:list-item>
              <text:list-item>
                <text:p text:style-name="P68">Concepto hilo de ejecución</text:p>
              </text:list-item>
            </text:list>
          </table:table-cell>
          <table:table-cell table:style-name="Table1.A1" office:value-type="string">
            <text:p text:style-name="P27"><text:s text:c="16"/><text:span text:style-name="T16">✓</text:span></text:p>
          </table:table-cell>
        </table:table-row>
        <table:table-row>
          <table:table-cell table:style-name="Table1.A1" office:value-type="string">
            <text:p text:style-name="P30">Algoritmos paralelos</text:p>
          </table:table-cell>
          <table:table-cell table:style-name="Table1.A1" office:value-type="string">
            <text:list xml:id="list973877222" text:style-name="L10">
              <text:list-item>
                <text:p text:style-name="P69">Diferencia con algoritmos seriales</text:p>
              </text:list-item>
              <text:list-item>
                <text:p text:style-name="P69">Análisis espacio-temporal de algoritmos paralelos</text:p>
              </text:list-item>
            </text:list>
          </table:table-cell>
          <table:table-cell table:style-name="Table1.A1" office:value-type="string">
            <text:p text:style-name="P42"><text:s text:c="15"/><text:span text:style-name="T17">✓</text:span></text:p>
          </table:table-cell>
        </table:table-row>
        <table:table-row>
          <table:table-cell table:style-name="Table1.A1" office:value-type="string">
            <text:p text:style-name="P30">Técnicas de descomposición</text:p>
          </table:table-cell>
          <table:table-cell table:style-name="Table1.A1" office:value-type="string">
            <text:list xml:id="list2666163084" text:style-name="L11">
              <text:list-item>
                <text:p text:style-name="P71">Descomposición recursiva de datos, exploratoria, especulativa y otras</text:p>
              </text:list-item>
            </text:list>
          </table:table-cell>
          <table:table-cell table:style-name="Table1.A1" office:value-type="string">
            <text:p text:style-name="P29"><text:s text:c="16"/><text:span text:style-name="T20">x</text:span></text:p>
          </table:table-cell>
        </table:table-row>
        <table:table-row>
          <table:table-cell table:style-name="Table1.A1" office:value-type="string">
            <text:p text:style-name="P30">Mapeo de tareas a procesos</text:p>
          </table:table-cell>
          <table:table-cell table:style-name="Table1.A1" office:value-type="string">
            <text:list xml:id="list69656893" text:style-name="L12">
              <text:list-item>
                <text:p text:style-name="P70">Características de tareas e interacciones</text:p>
              </text:list-item>
              <text:list-item>
                <text:p text:style-name="P70">Técnicas de mapeo para el balanceo de cargas</text:p>
              </text:list-item>
              <text:list-item>
                <text:p text:style-name="P70">Técnicas para reducir la sobrecarga debida a la interacción de tareas</text:p>
              </text:list-item>
            </text:list>
          </table:table-cell>
          <table:table-cell table:style-name="Table1.A1" office:value-type="string">
            <text:p text:style-name="P42"><text:s text:c="17"/><text:span text:style-name="T17">✓</text:span></text:p>
          </table:table-cell>
        </table:table-row>
        <table:table-row>
          <table:table-cell table:style-name="Table1.A1" office:value-type="string">
            <text:p text:style-name="P31">Modelos de programa paralelos</text:p>
          </table:table-cell>
          <table:table-cell table:style-name="Table1.A1" office:value-type="string">
            <text:list xml:id="list4284837785" text:style-name="L13">
              <text:list-item>
                <text:p text:style-name="P72">Paralelismo de datos, grafo de tareas, workpool y otros</text:p>
              </text:list-item>
            </text:list>
          </table:table-cell>
          <table:table-cell table:style-name="Table1.A1" office:value-type="string">
            <text:p text:style-name="P29"><text:s text:c="16"/><text:span text:style-name="T19">x</text:span></text:p>
          </table:table-cell>
        </table:table-row>
        <table:table-row>
          <table:table-cell table:style-name="Table1.A1" office:value-type="string">
            <text:p text:style-name="P31">Concurrencia por hilos</text:p>
          </table:table-cell>
          <table:table-cell table:style-name="Table1.A1" office:value-type="string">
            <text:list xml:id="list161513747966585" text:continue-numbering="true" text:style-name="L13">
              <text:list-item>
                <text:p text:style-name="P72">Concepto de hilo de ejecución</text:p>
              </text:list-item>
              <text:list-item>
                <text:p text:style-name="P72">Espacio de direcciones</text:p>
              </text:list-item>
              <text:list-item>
                <text:p text:style-name="P72">Interfaces de programación por hilos (como Pthreads <text:soft-page-break/>y OpenMP)</text:p>
              </text:list-item>
            </text:list>
          </table:table-cell>
          <table:table-cell table:style-name="Table1.A1" office:value-type="string">
            <text:p text:style-name="P42"><text:s text:c="16"/><text:span text:style-name="T17">✓</text:span></text:p>
          </table:table-cell>
        </table:table-row>
        <table:table-row>
          <table:table-cell table:style-name="Table1.A1" office:value-type="string">
            <text:p text:style-name="P31">Integridad de hilos</text:p>
          </table:table-cell>
          <table:table-cell table:style-name="Table1.A1" office:value-type="string">
            <text:list xml:id="list161514422476819" text:continue-numbering="true" text:style-name="L13">
              <text:list-item>
                <text:p text:style-name="P72">Condiciones de carrera (regiones críticas)</text:p>
              </text:list-item>
              <text:list-item>
                <text:p text:style-name="P72">Código re-entrante</text:p>
              </text:list-item>
              <text:list-item>
                <text:p text:style-name="P72">Código <text:span text:style-name="T3">thread-safe</text:span></text:p>
              </text:list-item>
            </text:list>
          </table:table-cell>
          <table:table-cell table:style-name="Table1.A1" office:value-type="string">
            <text:p text:style-name="P42"><text:s text:c="15"/><text:span text:style-name="T17">✓</text:span></text:p>
          </table:table-cell>
        </table:table-row>
        <table:table-row>
          <table:table-cell table:style-name="Table1.A1" office:value-type="string">
            <text:p text:style-name="P31">Mecanismos de sincronización</text:p>
          </table:table-cell>
          <table:table-cell table:style-name="Table1.A1" office:value-type="string">
            <text:list xml:id="list161515202545272" text:continue-numbering="true" text:style-name="L13">
              <text:list-item>
                <text:p text:style-name="P72">Espera activa</text:p>
              </text:list-item>
              <text:list-item>
                <text:p text:style-name="P72">Mecanismo de sincronización provistor por el API</text:p>
              </text:list-item>
              <text:list-item>
                <text:p text:style-name="P72">Mutex, semáforos</text:p>
              </text:list-item>
              <text:list-item>
                <text:p text:style-name="P72">Candados (locks)</text:p>
              </text:list-item>
              <text:list-item>
                <text:p text:style-name="P72">Variables de condición </text:p>
              </text:list-item>
              <text:list-item>
                <text:p text:style-name="P72">Barreras</text:p>
              </text:list-item>
              <text:list-item>
                <text:p text:style-name="P72">Reducciones</text:p>
              </text:list-item>
            </text:list>
          </table:table-cell>
          <table:table-cell table:style-name="Table1.A1" office:value-type="string">
            <text:p text:style-name="P76"><text:s text:c="16"/><text:span text:style-name="T17">✓</text:span></text:p>
          </table:table-cell>
        </table:table-row>
        <table:table-row>
          <table:table-cell table:style-name="Table1.A1" office:value-type="string">
            <text:p text:style-name="P31">Concurrencia por procesos</text:p>
          </table:table-cell>
          <table:table-cell table:style-name="Table1.A1" office:value-type="string">
            <text:list xml:id="list161514292117109" text:continue-numbering="true" text:style-name="L13">
              <text:list-item>
                <text:p text:style-name="P72">Concepto de proceso</text:p>
              </text:list-item>
              <text:list-item>
                <text:p text:style-name="P72">Memoria distribuída</text:p>
              </text:list-item>
              <text:list-item>
                <text:p text:style-name="P72">Interfaces de programación por procesos (fork, MPI)</text:p>
              </text:list-item>
              <text:list-item>
                <text:p text:style-name="P72">Rastreo de memoria y procesamiento</text:p>
              </text:list-item>
            </text:list>
          </table:table-cell>
          <table:table-cell table:style-name="Table1.A1" office:value-type="string">
            <text:p text:style-name="P76"><text:s text:c="16"/><text:span text:style-name="T17">✓</text:span></text:p>
          </table:table-cell>
        </table:table-row>
        <table:table-row>
          <table:table-cell table:style-name="Table1.A1" office:value-type="string">
            <text:p text:style-name="P31">Entrada y salida</text:p>
          </table:table-cell>
          <table:table-cell table:style-name="Table1.A1" office:value-type="string">
            <text:list xml:id="list161515338198324" text:continue-numbering="true" text:style-name="L13">
              <text:list-item>
                <text:p text:style-name="P72">Entrada y salida mediante procesos paralelos</text:p>
              </text:list-item>
            </text:list>
          </table:table-cell>
          <table:table-cell table:style-name="Table1.A1" office:value-type="string">
            <text:p text:style-name="P76"><text:s text:c="17"/><text:span text:style-name="T17">✓</text:span></text:p>
          </table:table-cell>
        </table:table-row>
        <table:table-row>
          <table:table-cell table:style-name="Table1.A1" office:value-type="string">
            <text:p text:style-name="P31">Comunicación</text:p>
          </table:table-cell>
          <table:table-cell table:style-name="Table1.A1" office:value-type="string">
            <text:list xml:id="list161515151472635" text:continue-numbering="true" text:style-name="L13">
              <text:list-item>
                <text:p text:style-name="P72">Punto a punto</text:p>
              </text:list-item>
              <text:list-item>
                <text:p text:style-name="P72">Colectiva</text:p>
              </text:list-item>
            </text:list>
          </table:table-cell>
          <table:table-cell table:style-name="Table1.A1" office:value-type="string">
            <text:p text:style-name="P42"><text:s text:c="17"/><text:span text:style-name="T17">✓</text:span></text:p>
          </table:table-cell>
        </table:table-row>
        <table:table-row>
          <table:table-cell table:style-name="Table1.A1" office:value-type="string">
            <text:p text:style-name="P31">Pruebas de software</text:p>
          </table:table-cell>
          <table:table-cell table:style-name="Table1.A1" office:value-type="string">
            <text:list xml:id="list161513432324183" text:continue-numbering="true" text:style-name="L13">
              <text:list-item>
                <text:p text:style-name="P72">Pruebas de correctitud en programas concurrentes y distribuidos (como caja negra, caja blanca)</text:p>
              </text:list-item>
            </text:list>
          </table:table-cell>
          <table:table-cell table:style-name="Table1.A1" office:value-type="string">
            <text:p text:style-name="P29"><text:s text:c="17"/><text:span text:style-name="T19">x</text:span></text:p>
          </table:table-cell>
        </table:table-row>
        <table:table-row>
          <table:table-cell table:style-name="Table1.A1" office:value-type="string">
            <text:p text:style-name="P31">Métricas</text:p>
          </table:table-cell>
          <table:table-cell table:style-name="Table1.A1" office:value-type="string">
            <text:list xml:id="list161515331959658" text:continue-numbering="true" text:style-name="L13">
              <text:list-item>
                <text:p text:style-name="P72">Ley de Amdahl</text:p>
              </text:list-item>
              <text:list-item>
                <text:p text:style-name="P72">Métricas de aceleración (speepup), eficiencia y escalabilidad</text:p>
              </text:list-item>
            </text:list>
          </table:table-cell>
          <table:table-cell table:style-name="Table1.A1" office:value-type="string">
            <text:p text:style-name="P75"><text:s text:c="18"/><text:span text:style-name="T17">✓</text:span></text:p>
          </table:table-cell>
        </table:table-row>
        <table:table-row>
          <table:table-cell table:style-name="Table1.A1" office:value-type="string">
            <text:p text:style-name="P32">Desempeño</text:p>
          </table:table-cell>
          <table:table-cell table:style-name="Table1.A1" office:value-type="string">
            <text:list xml:id="list161513522624653" text:continue-numbering="true" text:style-name="L13">
              <text:list-item>
                <text:p text:style-name="P73">Medición de tiempo de pared</text:p>
              </text:list-item>
              <text:list-item>
                <text:p text:style-name="P73">Gráficos de desempeño</text:p>
              </text:list-item>
            </text:list>
          </table:table-cell>
          <table:table-cell table:style-name="Table1.A1" office:value-type="string">
            <text:p text:style-name="P76"><text:s text:c="17"/><text:span text:style-name="T17">✓</text:span></text:p>
          </table:table-cell>
        </table:table-row>
      </table:table>
      <text:p text:style-name="P3"/>
      <text:p text:style-name="P7"/>
      <text:p text:style-name="P19">Notas (puede anotar <text:span text:style-name="T15">los temas que no fueron profundizados en las clases y que piensa necesita repasar:</text:span></text:p>
      <text:p text:style-name="P18">Curso CI011<text:span text:style-name="T7">8</text:span> Lenguaje ensamblador</text:p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5">CI011<text:span text:style-name="T7">8</text:span></text:p>
          </table:table-cell>
          <table:table-cell table:style-name="Table2.A1" table:number-columns-spanned="2" office:value-type="string">
            <text:p text:style-name="P36">Lenguaje ensamblador</text:p>
          </table:table-cell>
          <table:covered-table-cell/>
        </table:table-row>
        <table:table-row>
          <table:table-cell table:style-name="Table2.A1" office:value-type="string">
            <text:p text:style-name="P23">Ciclo en que lo llevó</text:p>
          </table:table-cell>
          <table:table-cell table:style-name="Table2.A1" table:number-columns-spanned="2" office:value-type="string">
            <text:p text:style-name="P77">II Semestre 2019</text:p>
          </table:table-cell>
          <table:covered-table-cell/>
        </table:table-row>
        <table:table-row>
          <table:table-cell table:style-name="Table2.A1" office:value-type="string">
            <text:p text:style-name="P23">Profesor</text:p>
          </table:table-cell>
          <table:table-cell table:style-name="Table2.A1" table:number-columns-spanned="2" office:value-type="string">
            <text:p text:style-name="P77">Ricardo Villalón</text:p>
          </table:table-cell>
          <table:covered-table-cell/>
        </table:table-row>
        <table:table-row>
          <table:table-cell table:style-name="Table2.A1" office:value-type="string">
            <text:p text:style-name="P23">Eje temático</text:p>
          </table:table-cell>
          <table:table-cell table:style-name="Table2.A1" office:value-type="string">
            <text:p text:style-name="P23">Desglose</text:p>
          </table:table-cell>
          <table:table-cell table:style-name="Table2.A1" office:value-type="string">
            <text:p text:style-name="P23">Cubierto en el curso</text:p>
          </table:table-cell>
        </table:table-row>
        <table:table-row>
          <table:table-cell table:style-name="Table2.A1" office:value-type="string">
            <text:p text:style-name="P16">Conceptos básicos</text:p>
            <text:p text:style-name="P15"><text:s/></text:p>
            <text:p text:style-name="P23"/>
          </table:table-cell>
          <table:table-cell table:style-name="Table2.A1" office:value-type="string">
            <text:list xml:id="list161515240758642" text:continue-list="list161514645059147" text:style-name="L1">
              <text:list-item>
                <text:p text:style-name="P43">Historia del lenguaje máquina y compiladores </text:p>
              </text:list-item>
              <text:list-item>
                <text:p text:style-name="P43">Otras arquitecturas (RISC , máquinas de pila, etc.) </text:p>
              </text:list-item>
              <text:list-item>
                <text:p text:style-name="P43">Instrucciones del lenguaje ensamblador </text:p>
              </text:list-item>
              <text:list-item>
                <text:p text:style-name="P43">Macros y directivas del ensamblador </text:p>
              </text:list-item>
              <text:list-item>
                <text:p text:style-name="P43">Ensamblaje y desensamblaje de instrucciones </text:p>
              </text:list-item>
              <text:list-item>
                <text:p text:style-name="P43">Ingeniería reversa </text:p>
              </text:list-item>
              <text:list-item>
                <text:p text:style-name="P43">Compilador y depuración </text:p>
              </text:list-item>
              <text:list-item>
                <text:p text:style-name="P43">Linkin<text:span text:style-name="T7">g</text:span>, loader, relocalización, resolución de <text:span text:style-name="T1">símbolos</text:span></text:p>
              </text:list-item>
            </text:list>
          </table:table-cell>
          <table:table-cell table:style-name="Table2.A1" office:value-type="string">
            <text:p text:style-name="P60"><text:s text:c="16"/><text:span text:style-name="T16">✓</text:span></text:p>
          </table:table-cell>
        </table:table-row>
        <table:table-row>
          <table:table-cell table:style-name="Table2.A1" office:value-type="string">
            <text:p text:style-name="P36">Programación en lenguaje ensamblador</text:p>
          </table:table-cell>
          <table:table-cell table:style-name="Table2.A1" office:value-type="string">
            <text:list xml:id="list2773628412" text:style-name="L14">
              <text:list-item>
                <text:p text:style-name="P53"><text:span text:style-name="T9">Representación de datos (enteros </text:span>–<text:span text:style-name="T8">shortint, l</text:span><text:span text:style-name="T10">o</text:span><text:span text:style-name="T8">ngint </text:span>–<text:span text:style-name="T8">, cadenas, punto flotante, ascii, ansi, unicode)</text:span></text:p>
              </text:list-item>
              <text:list-item>
                <text:p text:style-name="P44">Endianness(little endian , big endian)</text:p>
              </text:list-item>
              <text:list-item>
                <text:p text:style-name="P44">Bitness (compatibilidad entre arquitecturas de </text:p>
                <text:p text:style-name="P53"><text:span text:style-name="T8">software </text:span>– <text:span text:style-name="T8">ej. 32 vs. 64 bits)</text:span></text:p>
              </text:list-item>
              <text:list-item>
                <text:p text:style-name="P44"><text:soft-page-break/>Modos de direccionamiento de la memoria (relación con el direccionamiento en alto nivel)</text:p>
              </text:list-item>
              <text:list-item>
                <text:p text:style-name="P44">Optimización del uso de la memoria y de cachés</text:p>
              </text:list-item>
            </text:list>
          </table:table-cell>
          <table:table-cell table:style-name="Table2.A1" office:value-type="string">
            <text:p text:style-name="P60"><text:s text:c="17"/><text:span text:style-name="T16">✓</text:span></text:p>
          </table:table-cell>
        </table:table-row>
        <table:table-row>
          <table:table-cell table:style-name="Table2.A1" office:value-type="string">
            <text:p text:style-name="P37">Comunicación con dispositivos periféricos</text:p>
          </table:table-cell>
          <table:table-cell table:style-name="Table2.A1" office:value-type="string">
            <text:list xml:id="list1919178339" text:style-name="L15">
              <text:list-item>
                <text:p text:style-name="P45">Interrupciones, excepciones, procesos, señales</text:p>
              </text:list-item>
              <text:list-item>
                <text:p text:style-name="P46">Programación del sistema de vídeo (GPU)</text:p>
              </text:list-item>
              <text:list-item>
                <text:p text:style-name="P52"><text:span text:style-name="T11">Programación con funciones del BIOS (arranque, <text:s/></text:span><text:span text:style-name="T12">entrada/salida)</text:span></text:p>
              </text:list-item>
            </text:list>
          </table:table-cell>
          <table:table-cell table:style-name="Table2.A1" office:value-type="string">
            <text:p text:style-name="P61"><text:s text:c="12"/><text:span text:style-name="T18">x</text:span></text:p>
          </table:table-cell>
        </table:table-row>
        <table:table-row>
          <table:table-cell table:style-name="Table2.A1" office:value-type="string">
            <text:p text:style-name="P37">Relación con lenguajes de alto nivel</text:p>
          </table:table-cell>
          <table:table-cell table:style-name="Table2.A1" office:value-type="string">
            <text:list xml:id="list3563921296" text:style-name="L16">
              <text:list-item>
                <text:p text:style-name="P47"><text:span text:style-name="T13">I</text:span>nterfaz con lenguajes de alto nivel</text:p>
              </text:list-item>
              <text:list-item>
                <text:p text:style-name="P48">Stack frame</text:p>
              </text:list-item>
              <text:list-item>
                <text:p text:style-name="P48">Recursividad</text:p>
              </text:list-item>
              <text:list-item>
                <text:p text:style-name="P49">Prólogo</text:p>
              </text:list-item>
              <text:list-item>
                <text:p text:style-name="P49">Epílogo</text:p>
              </text:list-item>
              <text:list-item>
                <text:p text:style-name="P49">Paso de parámetros</text:p>
              </text:list-item>
              <text:list-item>
                <text:p text:style-name="P49">Convenciones de uso de registros</text:p>
              </text:list-item>
              <text:list-item>
                <text:p text:style-name="P49">Alcance de las variables</text:p>
              </text:list-item>
            </text:list>
          </table:table-cell>
          <table:table-cell table:style-name="Table2.A1" office:value-type="string">
            <text:p text:style-name="P75"><text:s text:c="18"/><text:span text:style-name="T17">✓</text:span></text:p>
          </table:table-cell>
        </table:table-row>
        <table:table-row>
          <table:table-cell table:style-name="Table2.A1" office:value-type="string">
            <text:p text:style-name="P38">Problemas conocidos de bajo nivel</text:p>
          </table:table-cell>
          <table:table-cell table:style-name="Table2.A1" office:value-type="string">
            <text:list xml:id="list2036924285" text:style-name="L17">
              <text:list-item>
                <text:p text:style-name="P50"><text:span text:style-name="T4">Coprocesador matemático y punto flotante en el </text:span>procesador</text:p>
              </text:list-item>
              <text:list-item>
                <text:p text:style-name="P51">Optimización y comparación</text:p>
              </text:list-item>
              <text:list-item>
                <text:p text:style-name="P51">Device drivers</text:p>
              </text:list-item>
              <text:list-item>
                <text:p text:style-name="P51">Fundamentos del boot manager</text:p>
              </text:list-item>
              <text:list-item>
                <text:p text:style-name="P51">Graficación</text:p>
              </text:list-item>
              <text:list-item>
                <text:p text:style-name="P51">Buffer overflow</text:p>
              </text:list-item>
              <text:list-item>
                <text:p text:style-name="P51"><text:soft-page-break/>Soporte a virtualización</text:p>
              </text:list-item>
            </text:list>
          </table:table-cell>
          <table:table-cell table:style-name="Table2.A1" office:value-type="string">
            <text:p text:style-name="P75"><text:s text:c="17"/><text:span text:style-name="T17">✓</text:span></text:p>
          </table:table-cell>
        </table:table-row>
      </table:table>
      <text:p text:style-name="P9"/>
      <text:p text:style-name="P9"/>
      <text:p text:style-name="P8"><text:span text:style-name="T14">Notas (puede anotar </text:span><text:span text:style-name="T15">los temas que no fueron profundizados en las clases y que piensa necesita repasar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7:45:57.239522014</meta:creation-date>
    <dc:date>2021-04-20T16:15:13.093662147</dc:date>
    <meta:editing-duration>PT1H13M12S</meta:editing-duration>
    <meta:editing-cycles>16</meta:editing-cycles>
    <meta:generator>LibreOffice/6.4.6.2$Linux_X86_64 LibreOffice_project/40$Build-2</meta:generator>
    <meta:document-statistic meta:table-count="3" meta:image-count="0" meta:object-count="0" meta:page-count="8" meta:paragraph-count="193" meta:word-count="807" meta:character-count="5477" meta:non-whitespace-character-count="4485"/>
  </office:meta>
</office:document-meta>
</file>